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10000005D68907185382F9A08.png" manifest:media-type="image/png"/>
  <manifest:file-entry manifest:full-path="Pictures/1000020100000080000000800F3254CFE33124B2.png" manifest:media-type="image/png"/>
  <manifest:file-entry manifest:full-path="Pictures/10000201000000EB00000035682751DE3770FCD4.png" manifest:media-type="image/png"/>
  <manifest:file-entry manifest:full-path="Pictures/10000201000002C90000020A919D794E3059E73C.png" manifest:media-type="image/png"/>
  <manifest:file-entry manifest:full-path="Pictures/10000201000001B3000000EAD0C2E17D61DE2539.png" manifest:media-type="image/png"/>
  <manifest:file-entry manifest:full-path="Pictures/10000000000000F10000012924FC33BDA74EB308.jpg" manifest:media-type="image/jpeg"/>
  <manifest:file-entry manifest:full-path="Pictures/10000201000000DF000000DFE562EC7776B2A264.png" manifest:media-type="image/png"/>
  <manifest:file-entry manifest:full-path="Pictures/100002010000015A000000F0B8F107FE8965BA9B.png" manifest:media-type="image/png"/>
  <manifest:file-entry manifest:full-path="Pictures/10000201000000A3000000A82F0EA97562C2A4F4.png" manifest:media-type="image/png"/>
  <manifest:file-entry manifest:full-path="Pictures/10000201000000F1000000613DFDAAEEE90CC4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a3134a"/>
    </style:style>
    <style:style style:name="P3" style:family="paragraph" style:parent-style-name="Standard">
      <style:text-properties officeooo:paragraph-rsid="03a3134a"/>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Text_20_body">
      <style:text-properties officeooo:rsid="039549e1" officeooo:paragraph-rsid="039549e1"/>
    </style:style>
    <style:style style:name="P9" style:family="paragraph" style:parent-style-name="Text_20_body">
      <style:text-properties officeooo:rsid="039569a8" officeooo:paragraph-rsid="039569a8"/>
    </style:style>
    <style:style style:name="P10" style:family="paragraph" style:parent-style-name="Text_20_body">
      <style:text-properties officeooo:paragraph-rsid="039569a8"/>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3a3134a"/>
    </style:style>
    <style:style style:name="P12" style:family="paragraph" style:parent-style-name="Text_20_body">
      <style:paragraph-properties fo:margin-top="0cm" fo:margin-bottom="0cm" style:contextual-spacing="false"/>
      <style:text-properties officeooo:paragraph-rsid="03a3134a"/>
    </style:style>
    <style:style style:name="T1" style:family="text">
      <style:text-properties fo:font-size="10pt" officeooo:rsid="001a177c" style:font-size-asian="10pt" style:font-size-complex="10pt"/>
    </style:style>
    <style:style style:name="T2" style:family="text">
      <style:text-properties fo:font-size="10pt" officeooo:rsid="0392d0fb" style:font-size-asian="10pt" style:font-size-complex="10pt"/>
    </style:style>
    <style:style style:name="T3" style:family="text">
      <style:text-properties fo:font-size="10pt" officeooo:rsid="03a502be" style:font-size-asian="10pt" style:font-size-complex="10pt"/>
    </style:style>
    <style:style style:name="T4" style:family="text">
      <style:text-properties fo:font-size="10pt" officeooo:rsid="03a3c38b" style:font-size-asian="10pt" style:font-size-complex="10pt"/>
    </style:style>
    <style:style style:name="T5" style:family="text">
      <style:text-properties fo:font-size="10pt" officeooo:rsid="03a6da46" style:font-size-asian="10pt" style:font-size-complex="10pt"/>
    </style:style>
    <style:style style:name="T6" style:family="text">
      <style:text-properties officeooo:rsid="0393b1aa"/>
    </style:style>
    <style:style style:name="T7" style:family="text">
      <style:text-properties officeooo:rsid="039549e1"/>
    </style:style>
    <style:style style:name="T8" style:family="text">
      <style:text-properties style:font-name="Liberation Serif"/>
    </style:style>
    <style:style style:name="T9" style:family="text">
      <style:text-properties style:font-name="Liberation Serif" officeooo:rsid="039549e1"/>
    </style:style>
    <style:style style:name="T10" style:family="text">
      <style:text-properties officeooo:rsid="039569a8"/>
    </style:style>
    <style:style style:name="T11" style:family="text">
      <style:text-properties officeooo:rsid="039b30c9"/>
    </style:style>
    <style:style style:name="T12" style:family="text">
      <style:text-properties officeooo:rsid="03a3c38b"/>
    </style:style>
    <style:style style:name="T13" style:family="text">
      <style:text-properties officeooo:rsid="03a502be"/>
    </style:style>
    <style:style style:name="T14" style:family="text">
      <style:text-properties officeooo:rsid="03a6da4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5"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11"><text:s/>1<text:span text:style-name="T13">2</text:span>.1.1<text:span text:style-name="T14">8</text:span> Editors - Geometry Nodes Editor - Header - Add Menu - Layout</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5"><text:a xlink:type="simple" xlink:href="#__RefHeading___Toc1324_2343488134" text:style-name="Index_20_Link" text:visited-style-name="Index_20_Link">Add menu - Layout<text:tab/>1</text:a></text:p>
          <text:p text:style-name="P6"><text:a xlink:type="simple" xlink:href="#__RefHeading___Toc7047_3958101099" text:style-name="Index_20_Link" text:visited-style-name="Index_20_Link">Frame<text:tab/>1</text:a></text:p>
          <text:p text:style-name="P7"><text:a xlink:type="simple" xlink:href="#__RefHeading___Toc218_1082221010" text:style-name="Index_20_Link" text:visited-style-name="Index_20_Link">Adding and Removing Nodes<text:tab/>1</text:a></text:p>
          <text:p text:style-name="P7"><text:a xlink:type="simple" xlink:href="#__RefHeading___Toc220_1082221010" text:style-name="Index_20_Link" text:visited-style-name="Index_20_Link">Resizing Frame<text:tab/>2</text:a></text:p>
          <text:p text:style-name="P7"><text:a xlink:type="simple" xlink:href="#__RefHeading___Toc222_1082221010" text:style-name="Index_20_Link" text:visited-style-name="Index_20_Link">Label and Color<text:tab/>2</text:a></text:p>
          <text:p text:style-name="P6"><text:a xlink:type="simple" xlink:href="#__RefHeading___Toc7049_3958101099" text:style-name="Index_20_Link" text:visited-style-name="Index_20_Link">Reroute<text:tab/>2</text:a></text:p>
          <text:p text:style-name="P7"><text:a xlink:type="simple" xlink:href="#__RefHeading___Toc7066_3958101099" text:style-name="Index_20_Link" text:visited-style-name="Index_20_Link">Move, Rotate, Scale<text:tab/>2</text:a></text:p>
        </text:index-body>
      </text:table-of-content>
      <text:p text:style-name="P3"/>
      <table:table table:name="Tabelle3" table:style-name="Tabelle3">
        <table:table-column table:style-name="Tabelle3.A"/>
        <table:table-row table:style-name="TableLine2134294554848">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432cm" svg:width="3.979cm" svg:height="0.9cm" draw:z-index="0"><draw:image xlink:href="Pictures/10000201000000EB00000035682751DE3770FCD4.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432cm" svg:width="2.18cm" svg:height="1.57cm" draw:z-index="3"><draw:image xlink:href="Pictures/10000201000000810000005D68907185382F9A08.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201000002C90000020A919D794E3059E73C.png" xlink:type="simple" xlink:show="embed" xlink:actuate="onLoad" draw:mime-type="image/png"/><svg:title>../../../_images/composite_node_layout_frame.png</svg:title></draw:frame></draw:a></text:p>
      <text:h text:style-name="Heading_20_3" text:outline-level="3"><draw:frame draw:style-name="fr1" draw:name="Bild2" text:anchor-type="paragraph" svg:y="0.386cm" svg:width="4.249cm" svg:height="5.241cm" draw:z-index="4"><draw:image xlink:href="Pictures/10000000000000F10000012924FC33BDA74EB308.jpg" xlink:type="simple" xlink:show="embed" xlink:actuate="onLoad" draw: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6"> Or with the Join in New Frame menu item in the Node menu.</text:span></text:p>
      <text:p text:style-name="P8">To remove a node from the frame use Remove from Frame.</text:p>
      <text:p text:style-name="P8"/>
      <text:p text:style-name="P8"><text:soft-page-break/></text:p>
      <text:h text:style-name="Heading_20_3" text:outline-level="3"><text:bookmark-start text:name="__RefHeading___Toc220_1082221010"/>Resizing Frame<text:bookmark-end text:name="__RefHeading___Toc220_1082221010"/></text:h>
      <text:p text:style-name="Text_20_body">When the Frame node is first placed in the node editor workspace <text:span text:style-name="T7">you can</text:span> resize<text:span text:style-name="T7"> it</text:span> by dragging one of the edges.</text:p>
      <text:p text:style-name="Text_20_body">Once a node is placed in the Frame, the Frame shrinks around <text:span text:style-name="T7">the nodes. You cannot resize it anymore with handlers. Just by dragging around the nodes inside of the frame. </text:span></text:p>
      <text:p text:style-name="Text_20_body"><draw:frame draw:style-name="fr1" draw:name="Bild3" text:anchor-type="paragraph" svg:y="-0.058cm" svg:width="3.769cm" svg:height="3.769cm" draw:z-index="5"><draw:image xlink:href="Pictures/10000201000000DF000000DFE562EC7776B2A264.png" xlink:type="simple" xlink:show="embed" xlink:actuate="onLoad" draw:mime-type="image/png"/></draw:frame>This behavior can be changed by disabling the <text:span text:style-name="Emphasis">Shrink</text:span> option in the <text:span text:style-name="T7">Item tab in the </text:span>Properties <text:span text:style-name="T7">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8">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0">Adds a reroute point that can be used to reroute connections</text:span>. <text:span text:style-name="T10">It allows just one input, but allows </text:span>multiple output connections.</text:p>
      <text:p text:style-name="Text_20_body"><text:span text:style-name="T8">To quickly add a Reroute node into an existing connection, hold </text:span><text:span text:style-name="Source_20_Text"><text:span text:style-name="T8">Shift</text:span></text:span><text:span text:style-name="T8"> and </text:span><text:span text:style-name="Source_20_Text"><text:span text:style-name="T8">Right Mouse</text:span></text:span><text:span text:style-name="Source_20_Text"><text:span text:style-name="T9"> and drag the mouse to cut through the link.</text:span></text:span><text:span text:style-name="T8"> </text:span><text:span text:style-name="T9">A new reroute node will be added.</text:span></text:p>
      <text:p text:style-name="Text_20_body"><draw:frame draw:style-name="fr3" draw:name="Bild150" text:anchor-type="paragraph" svg:x="8.197cm" svg:y="0.402cm" svg:width="7.37cm" svg:height="3.96cm" draw:z-index="2"><draw:image xlink:href="Pictures/100002010000015A000000F0B8F107FE8965BA9B.png" xlink:type="simple" xlink:show="embed" xlink:actuate="onLoad" draw:mime-type="image/png"/><svg:title>../../../_images/composite_node_layout_reroute.png</svg:title></draw:frame><draw:frame draw:style-name="fr2" draw:name="Bild4" text:anchor-type="paragraph" svg:y="0.344cm" svg:width="7.37cm" svg:height="3.96cm" draw:z-index="6"><draw:image xlink:href="Pictures/10000201000001B3000000EAD0C2E17D61DE2539.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9"><draw:frame draw:style-name="fr1" draw:name="Bild5" text:anchor-type="paragraph" svg:y="-0.115cm" svg:width="2.76cm" svg:height="2.84cm" draw:z-index="7"><draw:image xlink:href="Pictures/10000201000000A3000000A82F0EA97562C2A4F4.png" xlink:type="simple" xlink:show="embed" xlink:actuate="onLoad" draw:mime-type="image/png"/></draw:frame>When you exceed a specific angle amount between the reroute nodes, then the node connection becomes a sharp corner, and not longer a Bezier like soft curve.</text:p>
      <text:p text:style-name="P10"/>
      <text:h text:style-name="Heading_20_3" text:outline-level="3"><text:bookmark-start text:name="__RefHeading___Toc7066_3958101099"/>Mov<text:span text:style-name="T11">e, Rotate, Scale</text:span><text:bookmark-end text:name="__RefHeading___Toc7066_3958101099"/></text:h>
      <text:p text:style-name="P9"><draw:frame draw:style-name="fr1" draw:name="Bild6" text:anchor-type="paragraph" svg:y="-0.115cm" svg:width="4.08cm" svg:height="1.64cm" draw:z-index="8"><draw:image xlink:href="Pictures/10000201000000F1000000613DFDAAEEE90CC403.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2d0fb" style:font-size-asian="10pt" style:font-size-complex="10pt"/>
    </style:style>
    <style:style style:name="MT3" style:family="text">
      <style:text-properties fo:font-size="10pt" officeooo:rsid="03a502be" style:font-size-asian="10pt" style:font-size-complex="10pt"/>
    </style:style>
    <style:style style:name="MT4" style:family="text">
      <style:text-properties fo:font-size="10pt" officeooo:rsid="03a6da4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1</text:span><text:span text:style-name="MT4">8</text:span><text:span text:style-name="MT2"> Editors - Geometry Nodes Editor - Header - Add Menu - Layout</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6M42S</meta:editing-duration>
    <meta:editing-cycles>825</meta:editing-cycles>
    <meta:generator>LibreOffice/7.0.4.2$Windows_X86_64 LibreOffice_project/dcf040e67528d9187c66b2379df5ea4407429775</meta:generator>
    <dc:date>2021-05-09T11:44:39.084000000</dc:date>
    <meta:document-statistic meta:table-count="2" meta:image-count="10" meta:object-count="0" meta:page-count="2" meta:paragraph-count="31" meta:word-count="377" meta:character-count="1983" meta:non-whitespace-character-count="1633"/>
    <meta:template xlink:type="simple" xlink:actuate="onRequest" xlink:title="standard1cm" xlink:href="../../../AppData/Roaming/LibreOffice/4/user/template/standard1cm.ott" meta:date="2016-03-29T10:15:31.334000000"/>
  </office:meta>
</office:document-meta>
</file>